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92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4299in"/>
    </style:style>
    <style:style style:name="co8" style:family="table-column">
      <style:table-column-properties fo:break-before="auto" style:column-width="0.760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Chart 2" draw:style-name="gr1" svg:width="16.4232in" svg:height="6.452in" svg:x="4.5063in" svg:y="2.5531in">
            <draw:object draw:notify-on-update-of-ranges="Sheet1.A2:Sheet1.A11 Sheet1.N1:Sheet1.N1 Sheet1.N2:Sheet1.N11 Sheet1.O1:Sheet1.O1 Sheet1.O2:Sheet1.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9" table:default-cell-style-name="Default"/>
        <table:table-row table:style-name="ro1">
          <table:table-cell office:value-type="string">
            <text:p>Receive Buffer Size</text:p>
          </table:table-cell>
          <table:table-cell office:value-type="string">
            <text:p>Loop 1 Elapsed Time</text:p>
          </table:table-cell>
          <table:table-cell office:value-type="string">
            <text:p>Loop 1 FD Calls</text:p>
          </table:table-cell>
          <table:table-cell office:value-type="string">
            <text:p>Loop 2 Elapsed Time</text:p>
          </table:table-cell>
          <table:table-cell office:value-type="string">
            <text:p>Loop 2 FD Calls</text:p>
          </table:table-cell>
          <table:table-cell office:value-type="string">
            <text:p>Loop 3 Elapsed Time</text:p>
          </table:table-cell>
          <table:table-cell office:value-type="string">
            <text:p>Loop 3 FD Calls</text:p>
          </table:table-cell>
          <table:table-cell office:value-type="string">
            <text:p>Loop 4 Elapsed Time</text:p>
          </table:table-cell>
          <table:table-cell office:value-type="string">
            <text:p>Loop 4 FD Calls</text:p>
          </table:table-cell>
          <table:table-cell office:value-type="string">
            <text:p>Loop 5 Elapsed Time</text:p>
          </table:table-cell>
          <table:table-cell office:value-type="string">
            <text:p>Loop 5 FD Calls</text:p>
          </table:table-cell>
          <table:table-cell office:value-type="string">
            <text:p>Avg Elapsed</text:p>
          </table:table-cell>
          <table:table-cell office:value-type="string">
            <text:p>Avg FD Calls</text:p>
          </table:table-cell>
          <table:table-cell office:value-type="string">
            <text:p>Elapsed Time (y1)</text:p>
          </table:table-cell>
          <table:table-cell office:value-type="string">
            <text:p>Decoder Hits (y2)</text:p>
          </table:table-cell>
          <table:table-cell table:number-columns-repeated="1009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37140">
            <text:p>137140</text:p>
          </table:table-cell>
          <table:table-cell office:value-type="float" office:value="800">
            <text:p>800</text:p>
          </table:table-cell>
          <table:table-cell office:value-type="float" office:value="135678">
            <text:p>135678</text:p>
          </table:table-cell>
          <table:table-cell office:value-type="float" office:value="793">
            <text:p>793</text:p>
          </table:table-cell>
          <table:table-cell office:value-type="float" office:value="135690">
            <text:p>135690</text:p>
          </table:table-cell>
          <table:table-cell office:value-type="float" office:value="793">
            <text:p>793</text:p>
          </table:table-cell>
          <table:table-cell office:value-type="float" office:value="135682">
            <text:p>135682</text:p>
          </table:table-cell>
          <table:table-cell office:value-type="float" office:value="793">
            <text:p>793</text:p>
          </table:table-cell>
          <table:table-cell office:value-type="float" office:value="135686">
            <text:p>135686</text:p>
          </table:table-cell>
          <table:table-cell office:value-type="float" office:value="793">
            <text:p>793</text:p>
          </table:table-cell>
          <table:table-cell table:formula="of:=AVERAGE([.B2];[.D2];[.F2];[.H2];[.J2])" office:value-type="float" office:value="135975.2">
            <text:p>135975.2</text:p>
          </table:table-cell>
          <table:table-cell table:formula="of:=AVERAGE([.C2];[.E2];[.G2];[.I2];[.K2])" office:value-type="float" office:value="794.4">
            <text:p>794.4</text:p>
          </table:table-cell>
          <table:table-cell table:formula="of:=[.L2]/[.$B$13]" office:value-type="float" office:value="1359.752">
            <text:p>1359.752</text:p>
          </table:table-cell>
          <table:table-cell table:formula="of:=[.M2]/[.$B$13]" office:value-type="float" office:value="7.944">
            <text:p>7.944</text:p>
          </table:table-cell>
          <table:table-cell table:number-columns-repeated="1009"/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8161">
            <text:p>58161</text:p>
          </table:table-cell>
          <table:table-cell office:value-type="float" office:value="408">
            <text:p>408</text:p>
          </table:table-cell>
          <table:table-cell office:value-type="float" office:value="58157">
            <text:p>58157</text:p>
          </table:table-cell>
          <table:table-cell office:value-type="float" office:value="408">
            <text:p>408</text:p>
          </table:table-cell>
          <table:table-cell office:value-type="float" office:value="58165">
            <text:p>58165</text:p>
          </table:table-cell>
          <table:table-cell office:value-type="float" office:value="408">
            <text:p>408</text:p>
          </table:table-cell>
          <table:table-cell office:value-type="float" office:value="58166">
            <text:p>58166</text:p>
          </table:table-cell>
          <table:table-cell office:value-type="float" office:value="408">
            <text:p>408</text:p>
          </table:table-cell>
          <table:table-cell office:value-type="float" office:value="58170">
            <text:p>58170</text:p>
          </table:table-cell>
          <table:table-cell office:value-type="float" office:value="408">
            <text:p>408</text:p>
          </table:table-cell>
          <table:table-cell table:formula="of:=AVERAGE([.B3];[.D3];[.F3];[.H3];[.J3])" office:value-type="float" office:value="58163.8">
            <text:p>58163.8</text:p>
          </table:table-cell>
          <table:table-cell table:formula="of:=AVERAGE([.C3];[.E3];[.G3];[.I3];[.K3])" office:value-type="float" office:value="408">
            <text:p>408</text:p>
          </table:table-cell>
          <table:table-cell table:formula="of:=[.L3]/[.$B$13]" office:value-type="float" office:value="581.638">
            <text:p>581.638</text:p>
          </table:table-cell>
          <table:table-cell table:formula="of:=[.M3]/[.$B$13]" office:value-type="float" office:value="4.08">
            <text:p>4.08</text:p>
          </table:table-cell>
          <table:table-cell table:number-columns-repeated="1009"/>
        </table:table-row>
        <table:table-row table:style-name="ro1">
          <table:table-cell office:value-type="float" office:value="4576">
            <text:p>4576</text:p>
          </table:table-cell>
          <table:table-cell office:value-type="float" office:value="19397">
            <text:p>19397</text:p>
          </table:table-cell>
          <table:table-cell office:value-type="float" office:value="216">
            <text:p>216</text:p>
          </table:table-cell>
          <table:table-cell office:value-type="float" office:value="19394">
            <text:p>19394</text:p>
          </table:table-cell>
          <table:table-cell office:value-type="float" office:value="216">
            <text:p>216</text:p>
          </table:table-cell>
          <table:table-cell office:value-type="float" office:value="19394">
            <text:p>19394</text:p>
          </table:table-cell>
          <table:table-cell office:value-type="float" office:value="216">
            <text:p>216</text:p>
          </table:table-cell>
          <table:table-cell office:value-type="float" office:value="19397">
            <text:p>19397</text:p>
          </table:table-cell>
          <table:table-cell office:value-type="float" office:value="216">
            <text:p>216</text:p>
          </table:table-cell>
          <table:table-cell office:value-type="float" office:value="19394">
            <text:p>19394</text:p>
          </table:table-cell>
          <table:table-cell office:value-type="float" office:value="216">
            <text:p>216</text:p>
          </table:table-cell>
          <table:table-cell table:formula="of:=AVERAGE([.B4];[.D4];[.F4];[.H4];[.J4])" office:value-type="float" office:value="19395.2">
            <text:p>19395.2</text:p>
          </table:table-cell>
          <table:table-cell table:formula="of:=AVERAGE([.C4];[.E4];[.G4];[.I4];[.K4])" office:value-type="float" office:value="216">
            <text:p>216</text:p>
          </table:table-cell>
          <table:table-cell table:formula="of:=[.L4]/[.$B$13]" office:value-type="float" office:value="193.952">
            <text:p>193.952</text:p>
          </table:table-cell>
          <table:table-cell table:formula="of:=[.M4]/[.$B$13]" office:value-type="float" office:value="2.16">
            <text:p>2.16</text:p>
          </table:table-cell>
          <table:table-cell table:number-columns-repeated="1009"/>
        </table:table-row>
        <table:table-row table:style-name="ro1">
          <table:table-cell office:value-type="float" office:value="9152">
            <text:p>9152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table:formula="of:=AVERAGE([.B5];[.D5];[.F5];[.H5];[.J5])" office:value-type="float" office:value="18">
            <text:p>18</text:p>
          </table:table-cell>
          <table:table-cell table:formula="of:=AVERAGE([.C5];[.E5];[.G5];[.I5];[.K5])" office:value-type="float" office:value="106">
            <text:p>106</text:p>
          </table:table-cell>
          <table:table-cell table:formula="of:=[.L5]/[.$B$13]" office:value-type="float" office:value="0.18">
            <text:p>0.18</text:p>
          </table:table-cell>
          <table:table-cell table:formula="of:=[.M5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18304">
            <text:p>18304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table:formula="of:=AVERAGE([.B6];[.D6];[.F6];[.H6];[.J6])" office:value-type="float" office:value="16.8">
            <text:p>16.8</text:p>
          </table:table-cell>
          <table:table-cell table:formula="of:=AVERAGE([.C6];[.E6];[.G6];[.I6];[.K6])" office:value-type="float" office:value="106">
            <text:p>106</text:p>
          </table:table-cell>
          <table:table-cell table:formula="of:=[.L6]/[.$B$13]" office:value-type="float" office:value="0.168">
            <text:p>0.168</text:p>
          </table:table-cell>
          <table:table-cell table:formula="of:=[.M6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36608">
            <text:p>36608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AVERAGE([.B7];[.D7];[.F7];[.H7];[.J7])" office:value-type="float" office:value="17">
            <text:p>17</text:p>
          </table:table-cell>
          <table:table-cell table:formula="of:=AVERAGE([.C7];[.E7];[.G7];[.I7];[.K7])" office:value-type="float" office:value="106">
            <text:p>106</text:p>
          </table:table-cell>
          <table:table-cell table:formula="of:=[.L7]/[.$B$13]" office:value-type="float" office:value="0.17">
            <text:p>0.17</text:p>
          </table:table-cell>
          <table:table-cell table:formula="of:=[.M7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73216">
            <text:p>73216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table:formula="of:=AVERAGE([.B8];[.D8];[.F8];[.H8];[.J8])" office:value-type="float" office:value="16.8">
            <text:p>16.8</text:p>
          </table:table-cell>
          <table:table-cell table:formula="of:=AVERAGE([.C8];[.E8];[.G8];[.I8];[.K8])" office:value-type="float" office:value="106">
            <text:p>106</text:p>
          </table:table-cell>
          <table:table-cell table:formula="of:=[.L8]/[.$B$13]" office:value-type="float" office:value="0.168">
            <text:p>0.168</text:p>
          </table:table-cell>
          <table:table-cell table:formula="of:=[.M8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146432">
            <text:p>146432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AVERAGE([.B9];[.D9];[.F9];[.H9];[.J9])" office:value-type="float" office:value="17">
            <text:p>17</text:p>
          </table:table-cell>
          <table:table-cell table:formula="of:=AVERAGE([.C9];[.E9];[.G9];[.I9];[.K9])" office:value-type="float" office:value="106">
            <text:p>106</text:p>
          </table:table-cell>
          <table:table-cell table:formula="of:=[.L9]/[.$B$13]" office:value-type="float" office:value="0.17">
            <text:p>0.17</text:p>
          </table:table-cell>
          <table:table-cell table:formula="of:=[.M9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292864">
            <text:p>292864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AVERAGE([.B10];[.D10];[.F10];[.H10];[.J10])" office:value-type="float" office:value="17.4">
            <text:p>17.4</text:p>
          </table:table-cell>
          <table:table-cell table:formula="of:=AVERAGE([.C10];[.E10];[.G10];[.I10];[.K10])" office:value-type="float" office:value="106">
            <text:p>106</text:p>
          </table:table-cell>
          <table:table-cell table:formula="of:=[.L10]/[.$B$13]" office:value-type="float" office:value="0.174">
            <text:p>0.174</text:p>
          </table:table-cell>
          <table:table-cell table:formula="of:=[.M10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office:value-type="float" office:value="585728">
            <text:p>585728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AVERAGE([.B11];[.D11];[.F11];[.H11];[.J11])" office:value-type="float" office:value="16.8">
            <text:p>16.8</text:p>
          </table:table-cell>
          <table:table-cell table:formula="of:=AVERAGE([.C11];[.E11];[.G11];[.I11];[.K11])" office:value-type="float" office:value="106">
            <text:p>106</text:p>
          </table:table-cell>
          <table:table-cell table:formula="of:=[.L11]/[.$B$13]" office:value-type="float" office:value="0.168">
            <text:p>0.168</text:p>
          </table:table-cell>
          <table:table-cell table:formula="of:=[.M11]/[.$B$13]" office:value-type="float" office:value="1.06">
            <text:p>1.0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ner Loops: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1_2_11_2_0" table:base-cell-address="$Sheet1.$L$3" table:expression="AVERAGE([.B3];[.D3];[.F3];[.H3];[.J3])"/>
        <table:named-expression table:name="SHARED_FORMULA_12_2_12_2_0" table:base-cell-address="$Sheet1.$M$3" table:expression="AVERAGE([.C3];[.E3];[.G3];[.I3];[.K3])"/>
        <table:named-expression table:name="SHARED_FORMULA_13_2_13_2_0" table:base-cell-address="$Sheet1.$N$3" table:expression="[.L3]/[.$B$13]"/>
        <table:named-expression table:name="SHARED_FORMULA_14_2_14_2_0" table:base-cell-address="$Sheet1.$O$3" table:expression="[.M3]/[.$B$1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3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2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Liberation Sans1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first-page-number="continue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Whitehead</meta:initial-creator>
    <meta:creation-date>2012-06-08T10:42:26</meta:creation-date>
    <dc:date>2012-06-18T13:58:05</dc:date>
    <meta:editing-cycles>4</meta:editing-cycles>
    <meta:editing-duration>PT8M43S</meta:editing-duration>
    <meta:document-statistic meta:table-count="1" meta:cell-count="16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 draw:fill="gradient" draw:fill-gradient-name="Excel_20_gradient_20_1"/>
    </style:style>
    <style:style style:name="ch2" style:family="chart">
      <style:graphic-properties draw:stroke="none" svg:stroke-color="#231915" draw:fill="none" draw:fill-color="#000000"/>
      <style:text-properties fo:color="#000000" fo:font-family="Gotham-Ultra" fo:font-size="10pt" fo:font-weight="bold" style:font-size-asian="10pt" style:font-family-complex="Gotham-Ultra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Gotham-Ultra" fo:font-size="10pt" style:font-size-asian="10pt" style:font-family-complex="Gotham-Ultra" style:font-size-complex="10pt"/>
    </style:style>
    <style:style style:name="ch5" style:family="chart">
      <style:chart-properties chart:auto-position="true" style:rotation-angle="0"/>
      <style:graphic-properties svg:stroke-color="#231915" draw:fill-color="#000000"/>
      <style:text-properties fo:color="#000000" fo:font-family="Gotham-Ultra" fo:font-size="10pt" style:font-size-asian="10pt" style:font-family-complex="Gotham-Ultra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fals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231915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808080"/>
      <style:text-properties fo:color="#000000" fo:font-family="Gotham-Ultra" fo:font-size="10pt" style:font-size-asian="10pt" style:font-family-complex="Gotham-Ultra" style:font-size-complex="10pt"/>
    </style:style>
    <style:style style:name="ch9" style:family="chart">
      <style:chart-properties style:rotation-angle="90"/>
      <style:graphic-properties svg:stroke-color="#231915" draw:fill-color="#000000"/>
      <style:text-properties fo:color="#000000" fo:font-family="Gotham-Ultra" fo:font-size="10pt" style:font-size-asian="10pt" style:font-family-complex="Gotham-Ultra" style:font-size-complex="10pt"/>
    </style:style>
    <style:style style:name="ch10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808080"/>
      <style:text-properties fo:color="#000000" fo:font-family="Gotham-Ultra" fo:font-size="10pt" style:font-size-asian="10pt" style:font-family-complex="Gotham-Ultra" style:font-size-complex="10pt"/>
    </style:style>
    <style:style style:name="ch11" style:family="chart" style:data-style-name="N0">
      <style:chart-properties chart:symbol-type="named-symbol" chart:symbol-name="square" chart:symbol-width="0.246cm" chart:symbol-height="0.246cm"/>
      <style:graphic-properties svg:stroke-width="0.07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46cm" chart:symbol-height="0.246cm"/>
      <style:graphic-properties svg:stroke-width="0.07cm" svg:stroke-color="#99cc00" draw:fill-color="#99cc00"/>
      <style:text-properties fo:font-size="10pt" style:font-size-asian="10pt" style:font-size-complex="10pt"/>
    </style:style>
    <style:style style:name="ch13" style:family="chart">
      <style:graphic-properties svg:stroke-color="#231915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41.716cm" svg:height="16.389cm" xlink:href=".." xlink:type="simple" chart:class="chart:line" chart:style-name="ch1">
        <chart:legend svg:x="36.927cm" svg:y="7.57cm" style:legend-expansion="custom" chartooo:width="4.46cm" chartooo:height="2.152cm" style:legend-expansion-aspect-ratio="2.0724907063197" chart:style-name="ch2"/>
        <chart:plot-area chart:style-name="ch3" table:cell-range-address="Sheet1.A2:Sheet1.A11 Sheet1.N1:Sheet1.O11" chart:data-source-has-labels="both" svg:x="1.212cm" svg:y="0.096cm" svg:width="34.683cm" svg:height="15.324cm">
          <chartooo:coordinate-region svg:x="2.31cm" svg:y="0.295cm" svg:width="32.948cm" svg:height="14.478cm"/>
          <chart:axis chart:dimension="x" chart:name="primary-x" chart:style-name="ch4" chartooo:axis-type="auto">
            <chartooo:date-scale/>
            <chart:title svg:x="14.904cm" svg:y="15.748cm" chart:style-name="ch5">
              <text:p>Server Socket Receive Buffer Size (bytes)</text:p>
            </chart:title>
            <chart:categories table:cell-range-address="Sheet1.A2:Sheet1.A11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563cm" svg:y="10.29cm" chart:style-name="ch9">
              <text:p>Average request Elapsed Time (ms.)</text:p>
            </chart:title>
            <chart:grid chart:style-name="ch6" chart:class="major"/>
          </chart:axis>
          <chart:axis chart:dimension="y" chart:name="secondary-y" chart:style-name="ch10">
            <chart:title svg:x="35.787cm" svg:y="10.714cm" chart:style-name="ch9">
              <text:p>Average Frame Decoder Hits Per Request</text:p>
            </chart:title>
          </chart:axis>
          <chart:series chart:attached-axis="primary-y" chart:style-name="ch11" chart:values-cell-range-address="Sheet1.N2:Sheet1.N11" chart:label-cell-address="Sheet1.N1:Sheet1.N1" chart:class="chart:line">
            <chart:data-point chart:repeated="10"/>
          </chart:series>
          <chart:series chart:attached-axis="secondary-y" chart:style-name="ch12" chart:values-cell-range-address="Sheet1.O2:Sheet1.O11" chart:label-cell-address="Sheet1.O1:Sheet1.O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Time (y1)</text:p>
                <draw:g>
                  <svg:desc>Sheet1.N1:Sheet1.N1</svg:desc>
                </draw:g>
              </table:table-cell>
              <table:table-cell office:value-type="string">
                <text:p>Decoder Hits (y2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144">
                <text:p>1140</text:p>
                <draw:g>
                  <svg:desc>Sheet1.A2:Sheet1.A11</svg:desc>
                </draw:g>
              </table:table-cell>
              <table:table-cell office:value-type="float" office:value="1359.752">
                <text:p>1359.752</text:p>
                <draw:g>
                  <svg:desc>Sheet1.N2:Sheet1.N11</svg:desc>
                </draw:g>
              </table:table-cell>
              <table:table-cell office:value-type="float" office:value="7.944">
                <text:p>7.944</text:p>
                <draw:g>
                  <svg:desc>Sheet1.O2:Sheet1.O11</svg:desc>
                </draw:g>
              </table:table-cell>
            </table:table-row>
            <table:table-row>
              <table:table-cell office:value-type="float" office:value="2288">
                <text:p>2290</text:p>
              </table:table-cell>
              <table:table-cell office:value-type="float" office:value="581.638">
                <text:p>581.63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4576">
                <text:p>4580</text:p>
              </table:table-cell>
              <table:table-cell office:value-type="float" office:value="193.952">
                <text:p>193.9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152">
                <text:p>9150</text:p>
              </table:table-cell>
              <table:table-cell office:value-type="float" office:value="0.18">
                <text:p>0.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8304">
                <text:p>18300</text:p>
              </table:table-cell>
              <table:table-cell office:value-type="float" office:value="0.168">
                <text:p>0.16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36608">
                <text:p>36610</text:p>
              </table:table-cell>
              <table:table-cell office:value-type="float" office:value="0.17">
                <text:p>0.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73216">
                <text:p>73220</text:p>
              </table:table-cell>
              <table:table-cell office:value-type="float" office:value="0.168">
                <text:p>0.16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46432">
                <text:p>146430</text:p>
              </table:table-cell>
              <table:table-cell office:value-type="float" office:value="0.17">
                <text:p>0.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92864">
                <text:p>292860</text:p>
              </table:table-cell>
              <table:table-cell office:value-type="float" office:value="0.174">
                <text:p>0.1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585728">
                <text:p>585730</text:p>
              </table:table-cell>
              <table:table-cell office:value-type="float" office:value="0.168">
                <text:p>0.168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Excel_20_gradient_20_1" draw:display-name="Excel gradient 1" draw:style="linear" draw:start-color="#ccffff" draw:end-color="#99ccff" draw:start-intensity="100%" draw:end-intensity="100%" draw:angle="0" draw:border="0%"/>
  </office:styles>
</office:document-styles>
</file>